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rsid="001b9aff" officeooo:paragraph-rsid="001b9aff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215f22" officeooo:paragraph-rsid="00215f22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2a21cb" officeooo:paragraph-rsid="002a21cb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b9aff" officeooo:paragraph-rsid="001b9aff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231712" officeooo:paragraph-rsid="001b9aff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325d1f" officeooo:paragraph-rsid="00325d1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359a04" officeooo:paragraph-rsid="00359a04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382a37" officeooo:paragraph-rsid="00382a37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3febe0" officeooo:paragraph-rsid="003febe0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4ca239" officeooo:paragraph-rsid="004ca239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545619" officeooo:paragraph-rsid="00545619"/>
    </style:style>
    <style:style style:name="P12" style:family="paragraph" style:parent-style-name="Standard">
      <style:text-properties officeooo:rsid="002c7fe6" officeooo:paragraph-rsid="002c7fe6"/>
    </style:style>
    <style:style style:name="P13" style:family="paragraph" style:parent-style-name="Standard">
      <style:text-properties officeooo:rsid="002d759d" officeooo:paragraph-rsid="002d759d"/>
    </style:style>
    <style:style style:name="P14" style:family="paragraph" style:parent-style-name="Standard">
      <style:text-properties officeooo:rsid="002e1646" officeooo:paragraph-rsid="002e1646"/>
    </style:style>
    <style:style style:name="P15" style:family="paragraph" style:parent-style-name="Standard">
      <style:text-properties officeooo:rsid="00300eda" officeooo:paragraph-rsid="00300eda"/>
    </style:style>
    <style:style style:name="P16" style:family="paragraph" style:parent-style-name="Standard" style:list-style-name="L1">
      <style:text-properties officeooo:rsid="001b9aff" officeooo:paragraph-rsid="001b9aff"/>
    </style:style>
    <style:style style:name="P17" style:family="paragraph" style:parent-style-name="Standard" style:list-style-name="L2">
      <style:text-properties officeooo:rsid="002c7fe6" officeooo:paragraph-rsid="002c7fe6"/>
    </style:style>
    <style:style style:name="P18" style:family="paragraph" style:parent-style-name="Standard" style:list-style-name="L3">
      <style:text-properties officeooo:rsid="00325d1f" officeooo:paragraph-rsid="00325d1f"/>
    </style:style>
    <style:style style:name="P19" style:family="paragraph" style:parent-style-name="Standard" style:list-style-name="L4">
      <style:text-properties officeooo:rsid="00359a04" officeooo:paragraph-rsid="00359a04"/>
    </style:style>
    <style:style style:name="P20" style:family="paragraph" style:parent-style-name="Standard" style:list-style-name="L5">
      <style:text-properties officeooo:rsid="00382a37" officeooo:paragraph-rsid="00382a37"/>
    </style:style>
    <style:style style:name="P21" style:family="paragraph" style:parent-style-name="Standard" style:list-style-name="L6">
      <style:text-properties officeooo:rsid="003e321d" officeooo:paragraph-rsid="003e321d"/>
    </style:style>
    <style:style style:name="P22" style:family="paragraph" style:parent-style-name="Standard" style:list-style-name="L7">
      <style:text-properties officeooo:rsid="00497be7" officeooo:paragraph-rsid="00497be7"/>
    </style:style>
    <style:style style:name="P23" style:family="paragraph" style:parent-style-name="Standard" style:list-style-name="L8">
      <style:text-properties officeooo:rsid="0052f6e3" officeooo:paragraph-rsid="0052f6e3"/>
    </style:style>
    <style:style style:name="P24" style:family="paragraph" style:parent-style-name="Standard" style:list-style-name="L9">
      <style:text-properties officeooo:rsid="00545619" officeooo:paragraph-rsid="00545619"/>
    </style:style>
    <style:style style:name="P25" style:family="paragraph" style:parent-style-name="Standard" style:list-style-name="L1">
      <style:paragraph-properties fo:margin-left="2.501cm" fo:margin-right="0cm" fo:text-indent="-0.635cm" style:auto-text-indent="false"/>
      <style:text-properties officeooo:rsid="001b9aff" officeooo:paragraph-rsid="001b9aff"/>
    </style:style>
    <style:style style:name="P26" style:family="paragraph" style:parent-style-name="Standard" style:list-style-name="L1">
      <style:paragraph-properties fo:margin-left="1.251cm" fo:margin-right="0cm" fo:text-indent="-0.635cm" style:auto-text-indent="false"/>
      <style:text-properties officeooo:rsid="001b9aff" officeooo:paragraph-rsid="001b9aff"/>
    </style:style>
    <style:style style:name="T1" style:family="text">
      <style:text-properties officeooo:rsid="00231712"/>
    </style:style>
    <style:style style:name="T2" style:family="text">
      <style:text-properties officeooo:rsid="0027f70a"/>
    </style:style>
    <style:style style:name="T3" style:family="text">
      <style:text-properties officeooo:rsid="002ba9e1"/>
    </style:style>
    <style:style style:name="T4" style:family="text">
      <style:text-properties officeooo:rsid="0030624d"/>
    </style:style>
    <style:style style:name="T5" style:family="text">
      <style:text-properties officeooo:rsid="00340f1c"/>
    </style:style>
    <style:style style:name="T6" style:family="text">
      <style:text-properties officeooo:rsid="00379343"/>
    </style:style>
    <style:style style:name="T7" style:family="text">
      <style:text-properties officeooo:rsid="003883bd"/>
    </style:style>
    <style:style style:name="T8" style:family="text">
      <style:text-properties officeooo:rsid="003a42c1"/>
    </style:style>
    <style:style style:name="T9" style:family="text">
      <style:text-properties officeooo:rsid="003bdac3"/>
    </style:style>
    <style:style style:name="T10" style:family="text">
      <style:text-properties officeooo:rsid="00403f27"/>
    </style:style>
    <style:style style:name="T11" style:family="text">
      <style:text-properties officeooo:rsid="0042bd87"/>
    </style:style>
    <style:style style:name="T12" style:family="text">
      <style:text-properties officeooo:rsid="004afac3"/>
    </style:style>
    <style:style style:name="T13" style:family="text">
      <style:text-properties officeooo:rsid="004e68a2"/>
    </style:style>
    <style:style style:name="T14" style:family="text">
      <style:text-properties officeooo:rsid="00545619"/>
    </style:style>
    <style:style style:name="T15" style:family="text">
      <style:text-properties officeooo:rsid="005515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85145309766402166" text:style-name="L1">
        <text:list-item>
          <text:p text:style-name="P16">Ideias Temática:</text:p>
        </text:list-item>
        <text:list-item>
          <text:p text:style-name="P25">Medieval/Místico</text:p>
        </text:list-item>
        <text:list-item>
          <text:p text:style-name="P26">Princípio:</text:p>
        </text:list-item>
        <text:list-item>
          <text:p text:style-name="P25">RPG/Action</text:p>
        </text:list-item>
        <text:list-item>
          <text:p text:style-name="P25">RPG/Turno</text:p>
        </text:list-item>
        <text:list-item>
          <text:p text:style-name="P16">Personagem Principal:</text:p>
        </text:list-item>
        <text:list-item>
          <text:p text:style-name="P25">Cavaleiro</text:p>
        </text:list-item>
        <text:list-item>
          <text:p text:style-name="P25">Mago</text:p>
        </text:list-item>
        <text:list-item>
          <text:p text:style-name="P25">Arqueiro</text:p>
        </text:list-item>
        <text:list-item>
          <text:p text:style-name="P25">Camponês</text:p>
        </text:list-item>
        <text:list-item>
          <text:p text:style-name="P16">Antagonista:</text:p>
        </text:list-item>
        <text:list-item>
          <text:p text:style-name="P25">Dragão</text:p>
        </text:list-item>
        <text:list-item>
          <text:p text:style-name="P25">Mago <text:span text:style-name="T2">Necromante</text:span></text:p>
        </text:list-item>
      </text:list>
      <text:p text:style-name="P1"/>
      <text:p text:style-name="P1">Complexidade</text:p>
      <text:p text:style-name="P4">Medieval, por volume de informações e características, além das histórias já consagradas.</text:p>
      <text:p text:style-name="P4"/>
      <text:p text:style-name="P1">Escopo Central</text:p>
      <text:p text:style-name="P5">Camponês – Arco e Flecha (Quantidade de Flechas Limitadas)</text:p>
      <text:p text:style-name="P4"/>
      <text:p text:style-name="P4"/>
      <text:p text:style-name="P2">Um(a) bebê foi deixado em frente a uma medíocre casa de um camponês, que acolhe e cria essa criança. Ele(a) aprendeu a caçar para sobreviver e a cuidar do campo. Após completar 16 anos, o jovem passa por uma taverna <text:span text:style-name="T1">obter alimento, e acaba</text:span> <text:span text:style-name="T1">prendendo a</text:span> atenção <text:span text:style-name="T1">em um </text:span>cavaleiro negro, sem entender o porque da fixação o(a) jovem procura descobrir de quem se trata. <text:span text:style-name="T1">Só e</text:span>scuta <text:span text:style-name="T1">meia conversa, sobre </text:span>rumores de <text:span text:style-name="T1">que uma força obscura foi despertada. Depara-se com o fim da conversa, ele obtém seu BACON e parte de volta para a casa. Ao longe observa sua casa em chamas. Ele encontra pessoas em frente a casa, e dizem que seu pai de criação não sobreviveu. O jovem observa os rastros e percebe não foi um acidente, e vai em busca do responsável.</text:span></text:p>
      <text:p text:style-name="P3">O Herói é o herdeiro de uma antiga ordem celta que detinha o conhecimento necessário para combater as forças das trevas (Necromantes). <text:span text:style-name="T3">Porém ele não tem conhecimento sobre seus poderes e seu passado. Seguindo os rastros ele chega até um altar repleto de sacrifícios, de variadas raças, horrorizado ele corre mata adentro e acaba encontrando o cavaleiro negro, após esse encontro ele tem uma visão onde vê um necromante ateando fogo em sua casa, após a visão ele fica inconsciente. Após o recobrar a consciência ele se depara com o cavaleiro sem seu elmo. O cavaleiro lhe conta a história sobre uma antiga ordem celta, e sobre um mago maligno que utiliza de magias obscuras e rituais necromantes para obter poder. O mesmo necromante de sua visão.</text:span></text:p>
      <text:p text:style-name="P3"/>
      <text:list xml:id="list4745048296019400016" text:style-name="L2">
        <text:list-item>
          <text:p text:style-name="P17">Reinos:</text:p>
        </text:list-item>
      </text:list>
      <text:p text:style-name="P12">Reino dos Humanos</text:p>
      <text:p text:style-name="P13">Reino dos Elfos</text:p>
      <text:p text:style-name="P13">Reino dos Orcs</text:p>
      <text:p text:style-name="P13">Reino dos Anões</text:p>
      <text:p text:style-name="P13">Reino dos Mortos-Vivos</text:p>
      <text:p text:style-name="P13"/>
      <text:p text:style-name="P14">Reino dos Humanos</text:p>
      <text:p text:style-name="P14"/>
      <text:p text:style-name="P15">Cidades:<text:span text:style-name="T4">7</text:span></text:p>
      <text:list xml:id="list4823604071756227327" text:style-name="L3">
        <text:list-item>
          <text:p text:style-name="P18"><text:span text:style-name="T14">Cidade </text:span>Nor<text:span text:style-name="T14">te</text:span> – <text:span text:style-name="T5">Azenewth (Asa Norte)</text:span></text:p>
        </text:list-item>
      </text:list>
      <text:p text:style-name="P6">Povo bárbaro, cultura rústica, são aliados dos anões, gostam de lutas, cerveja e batalhas.</text:p>
      <text:list xml:id="list2344460111019526680" text:style-name="L4">
        <text:list-item>
          <text:p text:style-name="P19">Cidade Princípal – <text:span text:style-name="T6">Portmere (Porto e mar)</text:span></text:p>
        </text:list-item>
      </text:list>
      <text:p text:style-name="P7"><text:soft-page-break/>Povo multicultural, com tendências xenofóbicas, superiorizando sua própria cultura.<text:line-break/>Grande poder marítimo e mercantil, com foco no comércio. Possui marginais que vivem nas redondezas, sobrevivem a partir de roubos e golpes.</text:p>
      <text:list xml:id="list4971152320866541458" text:style-name="L5">
        <text:list-item>
          <text:p text:style-name="P20">Cidade Fortaleza – <text:span text:style-name="T9">Dofenar (Defesa e Guerra)</text:span></text:p>
        </text:list-item>
      </text:list>
      <text:p text:style-name="P8">Cidade que possuí os melhores guerreiros <text:span text:style-name="T7">(infantaria)</text:span>, mais bem protegida (Fortaleza). Povo de faces duras, calejados pelas guerras. <text:span text:style-name="T8">Recebem vários ataques dos povos nômades.</text:span></text:p>
      <text:list xml:id="list3666161469618080245" text:style-name="L6">
        <text:list-item>
          <text:p text:style-name="P21">Cidade do Rio – <text:span text:style-name="T11">Forreven (Floresta e Rio)</text:span></text:p>
        </text:list-item>
      </text:list>
      <text:p text:style-name="P9">Povo humilde, tira seu sustento a partir do rio (), são reservados e possuem costumes únicos. Com uma culinária pouco convencional. <text:span text:style-name="T10">São produtores de poções e remédios. Povo que vive uma utopia com a natureza, sua tecnologia é um pouco rudimentar comparada as outras, entretanto povo culto, centro religioso. Pessoas de outras cidades fazem caravanas em busca de redenção e milagres.</text:span></text:p>
      <text:list xml:id="list9013143229696092006" text:style-name="L7">
        <text:list-item>
          <text:p text:style-name="P22">Cidade da Baía – <text:span text:style-name="T12">Rockbay's (Baía das Rochas)</text:span></text:p>
        </text:list-item>
      </text:list>
      <text:p text:style-name="P10">Cidade mais antiga do reino (humanos), <text:span text:style-name="T13">possui um farol, maior poderio marítimo militar, cidade fica encrustada em um penhasco. Forte aliada de Portmere.</text:span></text:p>
      <text:list xml:id="list7864223669384394840" text:style-name="L8">
        <text:list-item>
          <text:p text:style-name="P23">Cidade porto deserto - <text:span text:style-name="T14">Zaroc</text:span></text:p>
        </text:list-item>
      </text:list>
      <text:p text:style-name="P11">Povo que guerreia com as outras cidades do reino em busca de se <text:span text:style-name="T15">independência</text:span>, criando um “país” do deserto. Com costumes próprios, armas próprias e diferente do “normal”, e rotulado estranho pelas outras cidades. Poder marítimo e militar forte, e economia dividida com a sua aliada vizinha. </text:p>
      <text:list xml:id="list8787688190522175006" text:style-name="L9">
        <text:list-item>
          <text:p text:style-name="P24">Cidade Sul do Deserto - Yoroc</text:p>
        </text:list-item>
      </text:list>
      <text:p text:style-name="P11">Última cidade do sul da fronteira (humanos). Uma antiga tribo nômade cresceu e criou essa cidade. Sofre com tempestades de areia, ataques de orcs e de mortos-vivos. Apesar da cidade pequena todos os homens da cidade são guerreiros exímios, e para guerras maiores contrata mercenários de toda parte. Costumes parecidos com a cidade aliada vizinha, luta pela independência das cidades do deser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3:30:38.356051494</meta:creation-date>
    <dc:date>2014-11-16T17:03:58.284363715</dc:date>
    <meta:editing-duration>PT4H1M59S</meta:editing-duration>
    <meta:editing-cycles>52</meta:editing-cycles>
    <meta:generator>LibreOffice/4.2.7.2$Linux_X86_64 LibreOffice_project/420m0$Build-2</meta:generator>
    <meta:document-statistic meta:table-count="0" meta:image-count="0" meta:object-count="0" meta:page-count="2" meta:paragraph-count="41" meta:word-count="646" meta:character-count="3907" meta:non-whitespace-character-count="3315"/>
  </office:meta>
</office:document-meta>
</file>